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style:font-face style:name="Ubuntu Mono1" svg:font-family="'Ubuntu Mono'" style:font-family-generic="system" style:font-pitch="variable"/>
  </office:font-face-decls>
  <office:automatic-styles>
    <style:style style:name="P1" style:family="paragraph" style:parent-style-name="Standard">
      <style:paragraph-properties fo:line-height="100%" fo:text-align="start" style:justify-single-word="false" fo:keep-together="auto" fo:orphans="0" fo:widows="0" fo:padding="0cm" fo:border="none" fo:keep-with-next="auto"/>
    </style:style>
    <style:style style:name="P2"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P3" style:family="paragraph" style:parent-style-name="Standard">
      <style:paragraph-properties fo:text-align="start" style:justify-single-word="false" fo:keep-together="auto" fo:orphans="0" fo:widows="0" fo:padding="0cm" fo:border="none" fo:keep-with-next="auto"/>
    </style:style>
    <style:style style:name="P4" style:family="paragraph" style:parent-style-name="Standard">
      <style:paragraph-properties fo:keep-together="auto" fo:orphans="0" fo:widows="0" fo:padding="0cm" fo:border="none" fo:keep-with-next="auto"/>
    </style:style>
    <style:style style:name="P5" style:family="paragraph" style:parent-style-name="Standard">
      <style:paragraph-properties fo:padding="0cm" fo:border="none"/>
    </style:style>
    <style:style style:name="P6" style:family="paragraph" style:parent-style-name="Heading_20_1">
      <style:paragraph-properties fo:padding="0cm" fo:border="none"/>
    </style:style>
    <style:style style:name="P7"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P8" style:family="paragraph" style:parent-style-name="Standard">
      <style:paragraph-properties fo:margin-top="0cm" fo:margin-bottom="0cm" loext:contextual-spacing="false" fo:line-height="100%" fo:keep-together="auto" fo:orphans="0" fo:widows="0" fo:padding="0cm" fo:border="none" fo:keep-with-next="auto"/>
      <style:text-properties fo:font-size="11pt" fo:font-weight="bold" style:font-size-asian="11pt" style:font-weight-asian="bold" style:font-size-complex="11pt"/>
    </style:style>
    <style:style style:name="P9" style:family="paragraph" style:parent-style-name="Standard">
      <style:paragraph-properties fo:margin-top="0cm" fo:margin-bottom="0cm" loext:contextual-spacing="false" fo:line-height="100%" fo:padding="0cm" fo:border="none"/>
    </style:style>
    <style:style style:name="P10" style:family="paragraph" style:parent-style-name="Standard">
      <style:paragraph-properties fo:margin-top="0cm" fo:margin-bottom="0.353cm" loext:contextual-spacing="false" fo:line-height="100%" fo:keep-together="auto" fo:orphans="0" fo:widows="0" fo:padding="0cm" fo:border="none" fo:keep-with-next="auto"/>
    </style:style>
    <style:style style:name="P11" style:family="paragraph" style:parent-style-name="Standard">
      <style:paragraph-properties fo:margin-top="0cm" fo:margin-bottom="0.353cm" loext:contextual-spacing="false" fo:line-height="100%" fo:padding="0cm" fo:border="none"/>
    </style:style>
    <style:style style:name="P12" style:family="paragraph" style:parent-style-name="Standard">
      <style:paragraph-properties fo:margin-top="0cm" fo:margin-bottom="0.353cm" loext:contextual-spacing="false" fo:line-height="100%" fo:padding="0cm" fo:border="none"/>
      <style:text-properties officeooo:paragraph-rsid="0022434d"/>
    </style:style>
    <style:style style:name="P13" style:family="paragraph" style:parent-style-name="Standard">
      <style:paragraph-properties fo:margin-top="0cm" fo:margin-bottom="0.353cm" loext:contextual-spacing="false" fo:line-height="100%" fo:padding="0cm" fo:border="none"/>
      <style:text-properties officeooo:paragraph-rsid="0022aa2b"/>
    </style:style>
    <style:style style:name="P14" style:family="paragraph" style:parent-style-name="Standard">
      <style:paragraph-properties fo:margin-top="0cm" fo:margin-bottom="0.353cm" loext:contextual-spacing="false" fo:line-height="100%" fo:padding="0cm" fo:border="none"/>
      <style:text-properties officeooo:rsid="00212a3a" officeooo:paragraph-rsid="00212a3a"/>
    </style:style>
    <style:style style:name="P15" style:family="paragraph" style:parent-style-name="Standard">
      <style:paragraph-properties fo:margin-left="1.27cm" fo:margin-right="0cm" fo:margin-top="0.141cm" fo:margin-bottom="0cm" loext:contextual-spacing="false" fo:line-height="100%" fo:text-indent="0cm" style:auto-text-indent="false"/>
    </style:style>
    <style:style style:name="P16" style:family="paragraph" style:parent-style-name="Standard">
      <style:paragraph-properties fo:margin-left="1.27cm" fo:margin-right="0cm" fo:margin-top="0cm" fo:margin-bottom="0cm" loext:contextual-spacing="false" fo:line-height="100%" fo:text-indent="0cm" style:auto-text-indent="false"/>
    </style:style>
    <style:style style:name="P17" style:family="paragraph" style:parent-style-name="Standard">
      <style:paragraph-properties fo:margin-left="1.27cm" fo:margin-right="0cm" fo:margin-top="0cm" fo:margin-bottom="0.141cm" loext:contextual-spacing="false" fo:line-height="100%" fo:text-indent="0cm" style:auto-text-indent="false"/>
    </style:style>
    <style:style style:name="P18" style:family="paragraph" style:parent-style-name="Standard">
      <style:paragraph-properties fo:margin-top="0.353cm" fo:margin-bottom="0cm" loext:contextual-spacing="false" fo:line-height="100%" fo:keep-together="auto" fo:orphans="0" fo:widows="0" fo:padding="0cm" fo:border="none" fo:keep-with-next="auto"/>
    </style:style>
    <style:style style:name="P19" style:family="paragraph" style:parent-style-name="Heading_20_1">
      <style:paragraph-properties fo:margin-top="0.353cm" fo:margin-bottom="0cm" loext:contextual-spacing="false" fo:line-height="100%" fo:keep-together="auto" fo:orphans="0" fo:widows="0" fo:padding="0cm" fo:border="none" fo:keep-with-next="auto"/>
    </style:style>
    <style:style style:name="P20" style:family="paragraph" style:parent-style-name="Standard">
      <style:paragraph-properties fo:margin-top="0.353cm" fo:margin-bottom="0cm" loext:contextual-spacing="false" fo:line-height="100%" fo:padding="0cm" fo:border="none"/>
    </style:style>
    <style:style style:name="P21" style:family="paragraph" style:parent-style-name="Standard">
      <style:paragraph-properties fo:margin-top="0.353cm" fo:margin-bottom="0.353cm" loext:contextual-spacing="false" fo:line-height="100%" fo:padding="0cm" fo:border="none"/>
    </style:style>
    <style:style style:name="P22" style:family="paragraph" style:parent-style-name="Heading_20_1">
      <style:paragraph-properties fo:margin-top="0.353cm" fo:margin-bottom="0.212cm" loext:contextual-spacing="false" fo:line-height="100%" fo:padding="0cm" fo:border="none"/>
    </style:style>
    <style:style style:name="P23" style:family="paragraph" style:parent-style-name="Standard" style:list-style-name="WWNum3">
      <style:paragraph-properties fo:margin-left="1.27cm" fo:margin-right="0cm" fo:text-indent="-0.635cm" style:auto-text-indent="false" fo:padding="0cm" fo:border="none"/>
    </style:style>
    <style:style style:name="P24" style:family="paragraph" style:parent-style-name="Standard" style:list-style-name="WWNum1">
      <style:paragraph-properties fo:margin-left="1.27cm" fo:margin-right="0cm" fo:text-indent="-0.635cm" style:auto-text-indent="false" fo:padding="0cm" fo:border="none"/>
      <style:text-properties style:font-name="Consolas" style:font-name-asian="Consolas1" style:font-name-complex="Consolas1"/>
    </style:style>
    <style:style style:name="P25" style:family="paragraph" style:parent-style-name="Standard" style:list-style-name="WWNum2">
      <style:paragraph-properties fo:margin-left="1.27cm" fo:margin-right="0cm" fo:text-indent="-0.635cm" style:auto-text-indent="false" fo:padding="0cm" fo:border="none"/>
    </style:style>
    <style:style style:name="P26" style:family="paragraph" style:parent-style-name="Standard" style:list-style-name="WWNum2">
      <style:paragraph-properties fo:margin-left="1.27cm" fo:margin-right="0cm" fo:margin-top="0cm" fo:margin-bottom="0cm" loext:contextual-spacing="false" fo:line-height="100%" fo:text-indent="-0.635cm" style:auto-text-indent="false" fo:padding="0cm" fo:border="none"/>
    </style:style>
    <style:style style:name="P27" style:family="paragraph" style:parent-style-name="Standard" style:list-style-name="WWNum2">
      <style:paragraph-properties fo:margin-left="1.27cm" fo:margin-right="0cm" fo:margin-top="0cm" fo:margin-bottom="0cm" loext:contextual-spacing="false" fo:text-indent="-0.635cm" style:auto-text-indent="false" fo:padding="0cm" fo:border="none"/>
    </style:style>
    <style:style style:name="P28" style:family="paragraph" style:parent-style-name="Standard">
      <style:paragraph-properties fo:margin-top="0cm" fo:margin-bottom="0.353cm" loext:contextual-spacing="false" fo:line-height="100%" fo:padding="0cm" fo:border="none"/>
      <style:text-properties fo:font-style="italic" fo:font-weight="bold" style:font-style-asian="italic" style:font-weight-asian="bold"/>
    </style:style>
    <style:style style:name="P29" style:family="paragraph" style:parent-style-name="Standard" style:list-style-name="WWNum2">
      <style:paragraph-properties fo:margin-left="2.54cm" fo:margin-right="0cm" fo:text-indent="-0.635cm" style:auto-text-indent="false" fo:padding="0cm" fo:border="none"/>
    </style:style>
    <style:style style:name="P30" style:family="paragraph" style:parent-style-name="Title" style:master-page-name="Standard">
      <style:paragraph-properties fo:keep-together="auto" fo:orphans="0" fo:widows="0" style:page-number="1" fo:padding="0cm" fo:border="none" fo:keep-with-next="auto"/>
      <style:text-properties fo:font-size="18pt" style:font-size-asian="18pt" style:font-size-complex="18pt"/>
    </style:style>
    <style:style style:name="P31" style:family="paragraph">
      <loext:graphic-properties draw:fill="solid" draw:fill-color="#a0a0a0"/>
      <style:paragraph-properties fo:text-align="center"/>
    </style:style>
    <style:style style:name="T1" style:family="text">
      <style:text-properties fo:color="#434343"/>
    </style:style>
    <style:style style:name="T2" style:family="text">
      <style:text-properties fo:color="#434343" style:font-name="Consolas" style:font-name-asian="Consolas1" style:font-name-complex="Consolas1"/>
    </style:style>
    <style:style style:name="T3" style:family="text">
      <style:text-properties style:font-name="Consolas" style:font-name-asian="Consolas1" style:font-name-complex="Consolas1"/>
    </style:style>
    <style:style style:name="T4" style:family="text">
      <style:text-properties style:font-name="Consolas" officeooo:rsid="002421da" style:font-name-asian="Consolas1" style:font-name-complex="Consolas1"/>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style>
    <style:style style:name="T8" style:family="text">
      <style:text-properties fo:font-style="italic" fo:font-weight="bold" officeooo:rsid="001fe224" style:font-style-asian="italic" style:font-weight-asian="bold"/>
    </style:style>
    <style:style style:name="T9" style:family="text">
      <style:text-properties fo:font-style="italic" style:font-style-asian="italic"/>
    </style:style>
    <style:style style:name="T10" style:family="text">
      <style:text-properties style:font-name="Arial" style:font-name-asian="Arial2" style:font-name-complex="Arial2"/>
    </style:style>
    <style:style style:name="T11" style:family="text">
      <style:text-properties officeooo:rsid="0022434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jtafrje7pi7o"/>Práctica 2.2: Sistema de Ficheros</text:p>
      <text:p text:style-name="P8">Objetivos</text:p>
      <text:p text:style-name="P10">En esta práctica se revisan las funciones del sistema básicas para manejar un sistema de ficheros, referentes a la creación de ficheros y directorios, duplicación de descriptores, obtención de información de archivos o el uso de cerrojos.</text:p>
      <text:p text:style-name="P8">Contenido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14a3ftqman5y" text:style-name="Index_20_Link" text:visited-style-name="Index_20_Link"><text:span text:style-name="T1">Preparación del entorno para la práctica</text:span></text:a></text:p>
          <text:p text:style-name="P16"><text:a xlink:type="simple" xlink:href="#_rk750rh0zbua" text:style-name="Index_20_Link" text:visited-style-name="Index_20_Link"><text:span text:style-name="T1">Creación y atributos de ficheros</text:span></text:a></text:p>
          <text:p text:style-name="P16"><text:a xlink:type="simple" xlink:href="#_6kob7pg9jkqo" text:style-name="Index_20_Link" text:visited-style-name="Index_20_Link"><text:span text:style-name="T1">Redirecciones y duplicación de descriptores</text:span></text:a></text:p>
          <text:p text:style-name="P16"><text:a xlink:type="simple" xlink:href="#_l4wunudw25f" text:style-name="Index_20_Link" text:visited-style-name="Index_20_Link"><text:span text:style-name="T1">Cerrojos de ficheros</text:span></text:a></text:p>
          <text:p text:style-name="P17"><text:a xlink:type="simple" xlink:href="#_7ry6brgd9914" text:style-name="Index_20_Link" text:visited-style-name="Index_20_Link"><text:span text:style-name="T1">Proyecto: Comando </text:span></text:a><text:a xlink:type="simple" xlink:href="#_7ry6brgd9914" text:style-name="Index_20_Link" text:visited-style-name="Index_20_Link"><text:span text:style-name="T2">ls</text:span></text:a><text:a xlink:type="simple" xlink:href="#_7ry6brgd9914" text:style-name="Index_20_Link" text:visited-style-name="Index_20_Link"><text:span text:style-name="T1"> extendido</text:span></text:a></text:p>
        </text:index-body>
      </text:table-of-content>
      <text:p text:style-name="P19"><text:bookmark text:name="_14a3ftqman5y"/>Preparación del entorno para la práctica</text:p>
      <text:p text:style-name="P4">La realización de esta práctica únicamente requiere del entorno de desarrollo (compilador, editores y utilidades de depuración). Estas herramientas están disponibles en las máquinas virtuales de la asignatura y en la máquina física de los puestos del laboratorio.</text:p>
      <text:p text:style-name="P18">En la realización de las prácticas se puede usar cualquier editor gráfico o de terminal. Además se puede usar tanto el lenguaje C (compilador <text:span text:style-name="T3">gcc</text:span>) como C++ (compilador <text:span text:style-name="T3">g++</text:span>). Si fuera necesario compilar varios archivos se recomienda el uso de alguna herramienta para la compilación de proyectos como <text:span text:style-name="T3">make</text:span>. Finalmente, el depurador recomendado en las prácticas es <text:span text:style-name="T3">gdb</text:span>. <text:span text:style-name="T5">No está permitido</text:span> el uso de IDEs como Eclipse.</text:p>
      <text:p text:style-name="P22"><text:bookmark text:name="_rk750rh0zbua"/>Creación y atributos de ficheros</text:p>
      <text:p text:style-name="P20">El i-nodo de un fichero guarda diferentes atributos de éste, como por ejemplo el propietario, permisos de acceso, tamaño o los tiempos de acceso, modificación y creación. En esta sección veremos las llamadas al sistema más importantes para consultar y fijar estos atributos así como las herramientas del sistema para su gestión.</text:p>
      <text:p text:style-name="P21"><text:span text:style-name="T7">Ejercicio 1.</text:span><text:span text:style-name="T9"> </text:span>La herramienta principal para consultar el contenido y atributos básicos de un fichero es <text:span text:style-name="T3">ls</text:span>. Consultar la página de manual y estudiar el uso de las opciones <text:span text:style-name="T3">-a -l -d -h -i -R -1 -F</text:span> y <text:span text:style-name="T3">--color</text:span>. Estudiar el significado de la salida en cada caso.</text:p>
      <text:p text:style-name="P5"><text:span text:style-name="T7">Ejercicio 2.</text:span><text:span text:style-name="T9"> </text:span>Los permisos de un fichero son &lt;tipo&gt;&lt;rwx_propietario&gt;&lt;rwx_grupo&gt;&lt;rwx_resto&gt;:</text:p>
      <text:list xml:id="list4236439165" text:style-name="WWNum3">
        <text:list-item>
          <text:p text:style-name="P23"><text:span text:style-name="T3">tipo</text:span><text:span text:style-name="T10">: </text:span><text:span text:style-name="T3">-</text:span> fichero; <text:span text:style-name="T3">d</text:span> directorio; <text:span text:style-name="T3">l</text:span> enlace; <text:span text:style-name="T3">c</text:span> dispositivo carácter; <text:span text:style-name="T3">b</text:span> dispositivo bloque; <text:span text:style-name="T3">p</text:span> FIFO; <text:span text:style-name="T3">s</text:span> socket</text:p>
        </text:list-item>
        <text:list-item>
          <text:p text:style-name="P23"><text:span text:style-name="T3">r</text:span>: lectura (4); <text:span text:style-name="T3">w</text:span>: escritura (2); <text:span text:style-name="T3">x</text:span>: ejecución (1)</text:p>
        </text:list-item>
      </text:list>
      <text:p text:style-name="P5">Comprobar los permisos de algunos directorios (con <text:span text:style-name="T3">ls -ld</text:span>). </text:p>
      <text:p text:style-name="P20"><text:span text:style-name="T7">Ejercicio 3. </text:span>Los permisos se pueden otorgar de forma selectiva usando la notación octal o la simbólica. Ejemplo, probar las siguientes órdenes (equivalentes):</text:p>
      <text:list xml:id="list2703354282" text:style-name="WWNum1">
        <text:list-item>
          <text:p text:style-name="P24">chmod 540 mi_echo.sh</text:p>
        </text:list-item>
        <text:list-item>
          <text:p text:style-name="P24">chmod u+rx,g+r-wx,o-wxr mi_echo.sh</text:p>
        </text:list-item>
      </text:list>
      <text:p text:style-name="P5">¿Cómo se podrían fijar los permisos <text:span text:style-name="T3">rw-r--r-x</text:span>, de las dos formas?</text:p>
      <text:p text:style-name="P5"/>
      <text:p text:style-name="P5"><text:span text:style-name="T7">Ejercicio 4. </text:span>Crear un directorio y quitar los permisos de ejecución para usuario, grupo y otros. Intentar cambiar al directorio. </text:p>
      <text:p text:style-name="P21"><text:span text:style-name="T7">Ejercicio 5.</text:span><text:span text:style-name="T9"> </text:span>Escribir un programa que, usando la llamada <text:span text:style-name="T3">open</text:span>, cree un fichero con los permisos <text:span text:style-name="T3">rw-r--r-x</text:span>. Comprobar el resultado y las características del fichero con la orden <text:span text:style-name="T3">ls</text:span>.</text:p>
      <text:p text:style-name="P11"><text:soft-page-break/><text:span text:style-name="T7">//</text:span><text:span text:style-name="T8">codigo ejercicio 5</text:span></text:p>
      <text:p text:style-name="P28">int fd = open("a.txt", O_CREAT, 00645 );</text:p>
      <text:p text:style-name="P12"><text:span text:style-name="T7">Ejercicio 6.</text:span><text:span text:style-name="T9"> </text:span>Cuando se crea un fichero, los permisos por defecto se derivan de la máscara de usuario (<text:span text:style-name="T9">umask</text:span>). El comando <text:span text:style-name="T3">umask</text:span> (que es un comando interno de la <text:span text:style-name="T9">shell</text:span>) permite consultar y fijar esta máscara. Usando este comando, fijar la máscara de forma que los nuevos ficheros <text:span text:style-name="T6">no tengan permiso de escritura para el grupo y ningún permiso para otros</text:span>. Comprobar el funcionamiento con los comandos <text:span text:style-name="T3">touch</text:span> y <text:span text:style-name="T3">ls</text:span>.</text:p>
      <text:p text:style-name="P14"><text:span text:style-name="T11"><text:s/>u</text:span>m<text:span text:style-name="T11">ask 727 , touch a.txt, ls -l</text:span></text:p>
      <text:p text:style-name="P11"><text:span text:style-name="T7">Ejercicio 7.</text:span><text:span text:style-name="T9"> </text:span>Modificar el ejercicio 5 para que, antes de crear el fichero, se fije la máscara igual que en el ejercicio anterior. Una vez creado el fichero, debe restaurarse la máscara original del proceso. Comprobar el resultado con el comando <text:span text:style-name="T3">ls</text:span>.</text:p>
      <text:p text:style-name="P13">mode_t prev = umask(0132); // <text:s/><text:span text:style-name="T3">rw-r--r-x</text:span></text:p>
      <text:p text:style-name="P13">int fd = open("a.txt", O_CREAT, 0777 );</text:p>
      <text:p text:style-name="P13">printf("%i", fd); </text:p>
      <text:p text:style-name="P11">umask(0000); //para restaurar los permisos, pues tiene efecto permamente en el sistema</text:p>
      <text:p text:style-name="P11"/>
      <text:p text:style-name="P11"><text:span text:style-name="T7">Ejercicio 8.</text:span><text:span text:style-name="T9"> </text:span>El comando <text:span text:style-name="T3">ls</text:span> puede mostrar el i-nodo con la opción <text:span text:style-name="T3">-i</text:span>. El resto de información del i-nodo puede obtenerse usando el comando <text:span text:style-name="T3">stat</text:span>. Consultar las opciones del comando y comprobar su funcionamiento.</text:p>
      <text:p text:style-name="P20"><text:span text:style-name="T7">Ejercicio 9.</text:span><text:span text:style-name="T9"> </text:span>Escribir un programa que emule el comportamiento del comando <text:span text:style-name="T3">stat</text:span><text:span text:style-name="T4">(2)</text:span> y muestre:</text:p>
      <text:list xml:id="list1134080962" text:style-name="WWNum2">
        <text:list-item>
          <text:p text:style-name="P26">El número <text:span text:style-name="T9">major</text:span> y <text:span text:style-name="T9">minor </text:span>asociado al dispositivo.</text:p>
        </text:list-item>
        <text:list-item>
          <text:p text:style-name="P26">El número de i-nodo del archivo.</text:p>
        </text:list-item>
        <text:list-item>
          <text:p text:style-name="P26">El tipo de archivo (directorio, enlace simbólico o archivo ordinario).</text:p>
        </text:list-item>
        <text:list-item>
          <text:p text:style-name="P26">La hora en la que se accedió el fichero por última vez. ¿Qué diferencia hay entre <text:span text:style-name="T3">st_mtime</text:span> y <text:span text:style-name="T3">st_ctime</text:span>?</text:p>
        </text:list-item>
      </text:list>
      <text:p text:style-name="P20"><text:span text:style-name="T7">Ejercicio 10.</text:span><text:span text:style-name="T9"> </text:span>Los enlaces se crean con la orden <text:span text:style-name="T3">ln</text:span>:</text:p>
      <text:list xml:id="list103650078620787" text:continue-numbering="true" text:style-name="WWNum2">
        <text:list-item>
          <text:p text:style-name="P27">La opción <text:span text:style-name="T3">-s</text:span> crea un enlace simbólico. Hacer un enlace simbólico a un fichero ordinario y otro a un directorio. Comprobar el resultado con <text:span text:style-name="T3">ls -l</text:span> y <text:span text:style-name="T3">ls -i</text:span>. Determinar el i-nodo de cada fichero.</text:p>
        </text:list-item>
        <text:list-item>
          <text:p text:style-name="P26">Repetir el apartado anterior con enlaces rígidos. Determinar los i-nodos de los ficheros y las propiedades con <text:span text:style-name="T3">stat</text:span> (observar el atributo número de enlaces). </text:p>
        </text:list-item>
        <text:list-item>
          <text:p text:style-name="P26">¿Qué sucede cuando se borra uno de los enlaces rígidos? En el caso de los enlaces simbólicos, ¿qué sucede si se borra el enlace? ¿y si se borra el fichero original?</text:p>
        </text:list-item>
      </text:list>
      <text:p text:style-name="P20"><text:span text:style-name="T7">Ejercicio 11.</text:span><text:span text:style-name="T9"> </text:span>Las llamadas <text:span text:style-name="T3">link</text:span> y <text:span text:style-name="T3">symlink</text:span> crean enlaces rígidos y simbólicos respectivamente. Escribir un programa que reciba una ruta a un fichero como argumento. Si la ruta es un fichero regular crear un enlace simbólico y rígido (con el mismo nombre terminado en <text:span text:style-name="T3">.sym</text:span> y <text:span text:style-name="T3">.hard</text:span>). Comprobar el resultado con la orden <text:span text:style-name="T3">ls</text:span>.</text:p>
      <text:p text:style-name="P6"><text:bookmark text:name="_6kob7pg9jkqo"/>Redirecciones y duplicación de descriptores</text:p>
      <text:p text:style-name="P11">La <text:span text:style-name="T9">shell</text:span> proporciona operadores (<text:span text:style-name="T3">&gt;</text:span>, <text:span text:style-name="T3">&gt;&amp;</text:span>, <text:span text:style-name="T3">&gt;&gt;</text:span>) que permiten redirigir un fichero a otro, ver los ejercicios propuestos en la práctica opcional. Esta funcionalidad se implementa mediante las llamadas <text:span text:style-name="T3">dup</text:span> y <text:span text:style-name="T3">dup2</text:span>.</text:p>
      <text:p text:style-name="P5"><text:span text:style-name="T7">Ejercicio 1.</text:span><text:span text:style-name="T9"> </text:span>Escribir un programa que redirija la salida estándar a un fichero cuya ruta se pasa como primer argumento. Probar haciendo que el programa escriba varias cadenas en la salida estándar.</text:p>
      <text:p text:style-name="P20"><text:soft-page-break/><text:span text:style-name="T7">Ejercicio 2.</text:span><text:span text:style-name="T9"> </text:span>Modificar el programa anterior para que además de escribir en el fichero la salida estándar también se escriba la salida estándar de error. Comprobar el funcionamiento incluyendo varias sentencias que impriman en ambos flujos. ¿Hay alguna diferencia si las redirecciones se hacen en diferente orden? ¿Por qué no es lo mismo <text:span text:style-name="T3">“ls &gt; dirlist 2&gt;&amp;1”</text:span> que <text:span text:style-name="T3">“ls 2&gt;&amp;1 &gt; dirlist”</text:span>?</text:p>
      <text:p text:style-name="P20"><text:span text:style-name="T7">Ejercicio 3 </text:span><text:span text:style-name="T5">(Opcional). </text:span>La llamada <text:span text:style-name="T3">fcntl(2)</text:span> también permite duplicar descriptores de fichero. Estudiar qué opciones hay que usar para que <text:span text:style-name="T3">fcntl</text:span> duplique los descriptores.</text:p>
      <text:p text:style-name="P6"><text:bookmark text:name="_l4wunudw25f"/>Cerrojos de ficheros</text:p>
      <text:p text:style-name="P5">El sistema de ficheros ofrece un sistema de bloqueos consultivo. Estas funciones se pueden acceder mediante <text:span text:style-name="T3">flock</text:span> o <text:span text:style-name="T3">fcntl</text:span>. En esta sección usaremos únicamente <text:span text:style-name="T3">fcntl(2)</text:span>.</text:p>
      <text:p text:style-name="P20"><text:span text:style-name="T7">Ejercicio 1.</text:span><text:span text:style-name="T9"> </text:span>El estado y cerrojos de fichero en uso en el sistema se pueden consultar en el archivo <text:span text:style-name="T3">/proc/locks</text:span>. Estudiar el contenido de este archivo.</text:p>
      <text:p text:style-name="P20"><text:span text:style-name="T7">Ejercicio 2.</text:span><text:span text:style-name="T9"> </text:span>Escribir un programa que consulte y muestre en pantalla el estado del cerrojo sobre un fichero. El programa mostrará el estado del cerrojo (bloqueado, desbloqueado). Además:</text:p>
      <text:list xml:id="list103650025934266" text:continue-numbering="true" text:style-name="WWNum2">
        <text:list-item>
          <text:p text:style-name="P27">Si está desbloqueado, fijará un cerrojo de escritura y escribirá la hora actual. Después suspenderá su ejecución durante 30 segundos (función <text:span text:style-name="T3">sleep</text:span>) y a continuación liberará el cerrojo.</text:p>
        </text:list-item>
        <text:list-item>
          <text:p text:style-name="P26">Si el cerrojo está bloqueado terminará el programa.</text:p>
        </text:list-item>
      </text:list>
      <text:p text:style-name="P9">El programa no deberá modificar el contenido del fichero si no tiene el cerrojo.</text:p>
      <text:p text:style-name="P5"/>
      <text:p text:style-name="P5"><text:span text:style-name="T7">Ejercicio 3 </text:span><text:span text:style-name="T5">(Opcional). </text:span>El comando <text:span text:style-name="T3">flock</text:span> proporciona funcionalidad de cerrojos en guiones <text:span text:style-name="T9">shell</text:span>. Consultar la página de manual y el funcionamiento del comando.</text:p>
      <text:p text:style-name="P6"><text:bookmark text:name="_7ry6brgd9914"/>Proyecto: Comando <text:span text:style-name="T3">ls</text:span> extendido</text:p>
      <text:p text:style-name="P5">Escribir un programa que cumpla las siguientes especificaciones:</text:p>
      <text:list xml:id="list103650754649468" text:continue-numbering="true" text:style-name="WWNum2">
        <text:list-item>
          <text:p text:style-name="P25">El programa tiene un único argumento que es la ruta a un directorio. El programa debe comprobar la corrección del argumento.</text:p>
        </text:list-item>
        <text:list-item>
          <text:p text:style-name="P25">El programa recorrerá las entradas del directorio de forma que:</text:p>
          <text:list>
            <text:list-item>
              <text:p text:style-name="P29">Si es un fichero normal, escribirá el nombre.</text:p>
            </text:list-item>
            <text:list-item>
              <text:p text:style-name="P29">Si es un directorio, escribirá el nombre seguido del carácter <text:span text:style-name="T3">‘/’</text:span></text:p>
            </text:list-item>
            <text:list-item>
              <text:p text:style-name="P29">Si es un enlace simbólico, escribirá el nombre seguido de <text:span text:style-name="T3">‘-&gt;&lt;fichero al que apunta&gt;’</text:span>. Usar la función <text:span text:style-name="T3">readlink(2)</text:span> y dimensionar adecuadamente el buffer de la función.</text:p>
            </text:list-item>
            <text:list-item>
              <text:p text:style-name="P29">Si el fichero es ejecutable, escribirá el nombre seguido del carácter <text:span text:style-name="T3">‘*’</text:span></text:p>
            </text:list-item>
          </text:list>
        </text:list-item>
        <text:list-item>
          <text:p text:style-name="P25">Al final de la lista el programa escribirá el tamaño total que ocupan los ficheros (no directorios) en kilobytes.</text:p>
        </text:list-item>
      </text:list>
      <text:p text:style-name="P5"/>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style:font-face style:name="Ubuntu Mono1" svg:font-family="'Ubuntu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353835" style:font-name="Ubuntu" fo:font-size="10pt" fo:language="en" fo:country="none" style:letter-kerning="false" style:font-name-asian="Ubuntu1" style:font-size-asian="10pt" style:language-asian="zh" style:country-asian="CN" style:font-name-complex="Ubuntu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353835" style:font-name="Ubuntu" fo:font-size="10pt" fo:language="en" fo:country="none" style:letter-kerning="false" style:font-name-asian="Ubuntu1" style:font-size-asian="10pt" style:language-asian="zh" style:country-asian="CN" style:font-name-complex="Ubuntu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uto" fo:orphans="0" fo:widows="0" fo:keep-with-next="auto"/>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uto" fo:orphans="0" fo:widows="0" fo:keep-with-next="auto"/>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cm" fo:margin-bottom="0.353cm" loext:contextual-spacing="false" fo:line-height="100%" fo:keep-together="auto" fo:orphans="0" fo:widows="0" fo:keep-with-next="auto"/>
      <style:text-properties fo:font-weight="bold" style:font-weight-asian="bold"/>
    </style:style>
    <style:style style:name="Heading_20_4" style:display-name="Heading 4" style:family="paragraph" style:parent-style-name="normal" style:next-style-name="Standard" style:default-outline-level="" style:class="text">
      <style:paragraph-properties fo:text-align="start" style:justify-single-word="false" fo:keep-together="auto" fo:orphans="0" fo:widows="0" fo:keep-with-next="auto"/>
      <style:text-properties fo:color="#000000" style:font-name="Ubuntu Mono" fo:font-family="'Ubuntu Mono'" style:font-family-generic="roman" style:font-pitch="variable" fo:background-color="#ffffff" style:font-name-asian="Ubuntu Mono1" style:font-family-asian="'Ubuntu Mono'" style:font-family-generic-asian="system" style:font-pitch-asian="variable" style:font-name-complex="Ubuntu Mono1" style:font-family-complex="'Ubuntu Mono'"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141cm" loext:contextual-spacing="false" fo:line-height="100%" fo:keep-together="auto" fo:orphans="0" fo:widows="0" fo:keep-with-next="auto"/>
      <style:text-properties fo:color="#666666" fo:font-size="14pt" style:font-size-asian="14pt" style:font-size-complex="1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 style:display-name="ListLabel 2"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3" style:display-name="ListLabel 3"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 style:display-name="ListLabel 4"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 style:display-name="ListLabel 5"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 style:display-name="ListLabel 6"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 style:display-name="ListLabel 7"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8" style:display-name="ListLabel 8"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9" style:display-name="ListLabel 9"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font-name="Arial" fo:font-family="Arial"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0" style:display-name="ListLabel 20"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1" style:display-name="ListLabel 21"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2" style:display-name="ListLabel 22"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3" style:display-name="ListLabel 23"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4" style:display-name="ListLabel 24"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5" style:display-name="ListLabel 25"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6" style:display-name="ListLabel 26"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7" style:display-name="ListLabel 27"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928cm" fo:margin-left="-0.191cm" fo:margin-top="0cm" fo:margin-bottom="0cm" table:align="left"/>
    </style:style>
    <style:style style:name="Table1.A" style:family="table-column">
      <style:table-column-properties style:column-width="9.075cm"/>
    </style:style>
    <style:style style:name="Table1.B" style:family="table-column">
      <style:table-column-properties style:column-width="6.853cm"/>
    </style:style>
    <style:style style:name="Table1.1" style:family="table-row">
      <style:table-row-properties fo:keep-together="auto"/>
    </style:style>
    <style:style style:name="Table1.A1" style:family="table-cell">
      <style:table-cell-properties style:vertical-align="" fo:padding="0.176cm" fo:border="none"/>
    </style:style>
    <style:style style:name="MP1" style:family="paragraph" style:parent-style-name="Standard">
      <style:paragraph-properties fo:line-height="100%" fo:text-align="start" style:justify-single-word="false" fo:keep-together="auto" fo:orphans="0" fo:widows="0" fo:padding="0cm" fo:border="none" fo:keep-with-next="auto"/>
    </style:style>
    <style:style style:name="MP2" style:family="paragraph">
      <loext:graphic-properties draw:fill="solid" draw:fill-color="#a0a0a0"/>
      <style:paragraph-properties fo:text-align="center"/>
    </style:style>
    <style:style style:name="MP3"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MP4"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MP5" style:family="paragraph" style:parent-style-name="Standard">
      <style:paragraph-properties fo:text-align="start" style:justify-single-word="false" fo:keep-together="auto" fo:orphans="0" fo:widows="0" fo:padding="0cm" fo:border="none" fo:keep-with-next="auto"/>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21.001cm" fo:page-height="29.7cm" style:num-format="1" style:print-orientation="portrait" fo:margin-top="2.54cm" fo:margin-bottom="1.27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draw:rect text:anchor-type="as-char" style:rel-width="100%" draw:z-index="2" draw:style-name="Mgr1" draw:text-style-name="MP2" svg:width="0.003cm" svg:height="0.054cm"><text:p/></draw:rect></text:p>
        <table:table table:name="Table1" table:style-name="Table1">
          <table:table-column table:style-name="Table1.A"/>
          <table:table-column table:style-name="Table1.B"/>
          <table:table-row table:style-name="Table1.1">
            <table:table-cell table:style-name="Table1.A1" office:value-type="string">
              <text:p text:style-name="MP3">Ampliación de Sistemas Operativos y Redes</text:p>
            </table:table-cell>
            <table:table-cell table:style-name="Table1.A1" office:value-type="string">
              <text:p text:style-name="MP4"><text:page-number text:select-page="current">3</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1-04T10:36:48.118672946</dc:date>
    <meta:editing-duration>PT1H34M55S</meta:editing-duration>
    <meta:editing-cycles>5</meta:editing-cycles>
    <meta:document-statistic meta:table-count="1" meta:image-count="0" meta:object-count="0" meta:page-count="3" meta:paragraph-count="70" meta:word-count="1277" meta:character-count="7848" meta:non-whitespace-character-count="6658"/>
  </office:meta>
</office:document-meta>
</file>